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svg:font-family="'Noto Sans SC'" style:font-family-generic="system" style:font-pitch="variable"/>
  </office:font-face-decls>
  <office:automatic-styles>
    <style:style style:name="P1" style:family="paragraph" style:parent-style-name="Standard">
      <style:text-properties officeooo:rsid="0017098d" officeooo:paragraph-rsid="0017098d"/>
    </style:style>
    <style:style style:name="P2" style:family="paragraph" style:parent-style-name="Standard">
      <style:text-properties officeooo:rsid="0017098d" officeooo:paragraph-rsid="001b0182"/>
    </style:style>
    <style:style style:name="P3" style:family="paragraph" style:parent-style-name="Standard">
      <style:text-properties officeooo:rsid="001b0182" officeooo:paragraph-rsid="001b0182"/>
    </style:style>
    <style:style style:name="P4" style:family="paragraph" style:parent-style-name="Standard">
      <style:text-properties officeooo:rsid="001b858b" officeooo:paragraph-rsid="001b858b"/>
    </style:style>
    <style:style style:name="P5" style:family="paragraph" style:parent-style-name="Standard">
      <style:text-properties officeooo:rsid="001ef727" officeooo:paragraph-rsid="001ef727"/>
    </style:style>
    <style:style style:name="P6" style:family="paragraph" style:parent-style-name="Standard">
      <style:text-properties officeooo:rsid="0020da0f" officeooo:paragraph-rsid="0020da0f"/>
    </style:style>
    <style:style style:name="P7" style:family="paragraph" style:parent-style-name="Standard">
      <style:text-properties officeooo:rsid="00229ed4" officeooo:paragraph-rsid="00229ed4"/>
    </style:style>
    <style:style style:name="P8" style:family="paragraph" style:parent-style-name="Standard">
      <style:text-properties officeooo:rsid="00231732" officeooo:paragraph-rsid="00231732"/>
    </style:style>
    <style:style style:name="P9" style:family="paragraph" style:parent-style-name="Standard">
      <style:text-properties officeooo:rsid="00235818" officeooo:paragraph-rsid="00235818"/>
    </style:style>
    <style:style style:name="P10" style:family="paragraph" style:parent-style-name="Standard">
      <style:text-properties officeooo:rsid="00276126" officeooo:paragraph-rsid="00276126"/>
    </style:style>
    <style:style style:name="P11" style:family="paragraph" style:parent-style-name="Standard">
      <style:text-properties officeooo:rsid="00291716" officeooo:paragraph-rsid="00291716"/>
    </style:style>
    <style:style style:name="P12" style:family="paragraph" style:parent-style-name="Standard">
      <style:text-properties officeooo:rsid="002bdc2a" officeooo:paragraph-rsid="002bdc2a"/>
    </style:style>
    <style:style style:name="P13" style:family="paragraph" style:parent-style-name="Standard">
      <style:text-properties officeooo:rsid="002cb62c" officeooo:paragraph-rsid="002cb62c"/>
    </style:style>
    <style:style style:name="P14" style:family="paragraph" style:parent-style-name="Standard">
      <style:text-properties officeooo:rsid="002dd7d3" officeooo:paragraph-rsid="002dd7d3"/>
    </style:style>
    <style:style style:name="P15" style:family="paragraph" style:parent-style-name="Standard">
      <style:paragraph-properties fo:break-before="page"/>
      <style:text-properties officeooo:rsid="001b0182" officeooo:paragraph-rsid="001b0182"/>
    </style:style>
    <style:style style:name="P16" style:family="paragraph" style:parent-style-name="Standard">
      <style:text-properties officeooo:rsid="002dd7d3" officeooo:paragraph-rsid="002dd7d3"/>
    </style:style>
    <style:style style:name="P17" style:family="paragraph" style:parent-style-name="Standard">
      <style:text-properties officeooo:rsid="002fb9eb" officeooo:paragraph-rsid="002fb9eb"/>
    </style:style>
    <style:style style:name="P18" style:family="paragraph" style:parent-style-name="Standard">
      <style:text-properties officeooo:rsid="0017098d" officeooo:paragraph-rsid="001b858b"/>
    </style:style>
    <style:style style:name="P19" style:family="paragraph" style:parent-style-name="Standard">
      <style:text-properties officeooo:rsid="0030197b" officeooo:paragraph-rsid="0030197b"/>
    </style:style>
    <style:style style:name="P20" style:family="paragraph" style:parent-style-name="Standard">
      <style:text-properties officeooo:rsid="00318b07" officeooo:paragraph-rsid="00318b07"/>
    </style:style>
    <style:style style:name="T1" style:family="text">
      <style:text-properties officeooo:rsid="0017a384"/>
    </style:style>
    <style:style style:name="T2" style:family="text">
      <style:text-properties officeooo:rsid="0019972c"/>
    </style:style>
    <style:style style:name="T3" style:family="text">
      <style:text-properties officeooo:rsid="001e8c0d"/>
    </style:style>
    <style:style style:name="T4" style:family="text">
      <style:text-properties officeooo:rsid="0020da0f"/>
    </style:style>
    <style:style style:name="T5" style:family="text">
      <style:text-properties officeooo:rsid="002538c3"/>
    </style:style>
    <style:style style:name="T6" style:family="text">
      <style:text-properties officeooo:rsid="00291716"/>
    </style:style>
    <style:style style:name="T7" style:family="text">
      <style:text-properties officeooo:rsid="00294520"/>
    </style:style>
    <style:style style:name="T8" style:family="text">
      <style:text-properties officeooo:rsid="0029dea8"/>
    </style:style>
    <style:style style:name="T9" style:family="text">
      <style:text-properties officeooo:rsid="002bdc2a"/>
    </style:style>
    <style:style style:name="T10" style:family="text">
      <style:text-properties officeooo:rsid="002c9763"/>
    </style:style>
    <style:style style:name="T11" style:family="text">
      <style:text-properties officeooo:rsid="002d1dec"/>
    </style:style>
    <style:style style:name="T12" style:family="text">
      <style:text-properties officeooo:rsid="002dd7d3"/>
    </style:style>
    <style:style style:name="T13" style:family="text">
      <style:text-properties officeooo:rsid="002f85d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jektpräsentation</text:p>
      <text:p text:style-name="P1"/>
      <text:p text:style-name="P2">1. Software-Demonstration</text:p>
      <text:p text:style-name="P2"/>
      <text:p text:style-name="P2">Vorstellung vom Projekt</text:p>
      <text:p text:style-name="P1"/>
      <text:p text:style-name="P1">→ Microservice Portal</text:p>
      <text:p text:style-name="P1">→ Microservice Angebotsmanagement</text:p>
      <text:p text:style-name="P1">→ Microservice Suche</text:p>
      <text:p text:style-name="P1">→ Microservice Anmeldung</text:p>
      <text:p text:style-name="P1">→ Microservice Userprofile</text:p>
      <text:p text:style-name="P1">→ Microservice Bewertungen</text:p>
      <text:p text:style-name="P1">→ Microservice Chat</text:p>
      <text:p text:style-name="P1">→ Microservice eMail</text:p>
      <text:p text:style-name="P1"/>
      <text:p text:style-name="P1">User-Story 1 Verkäufer (kein Erfolg): </text:p>
      <text:p text:style-name="P1">→ Anmeldung</text:p>
      <text:p text:style-name="P1">→ Angebot erstellen</text:p>
      <text:p text:style-name="P1">→ Angebot läuft aus</text:p>
      <text:p text:style-name="P1">→ <text:span text:style-name="T2">Angebot löschen</text:span></text:p>
      <text:p text:style-name="P1"/>
      <text:p text:style-name="P1">User-Story 2 Käufer:</text:p>
      <text:p text:style-name="P1">→ Anmeldung</text:p>
      <text:p text:style-name="P1">→ Kontaktaufnahme zum Verkäufer</text:p>
      <text:p text:style-name="P1">→ Kauf kommt zu Stande</text:p>
      <text:p text:style-name="P1">→ <text:span text:style-name="T1">Verkäufer wird bewertet</text:span></text:p>
      <text:p text:style-name="P1"/>
      <text:p text:style-name="P1">User-Story 3 Verkäufer (mit Erfolg)</text:p>
      <text:p text:style-name="P1">→ <text:span text:style-name="T1">Kontaktaufnahme zum Käufer</text:span></text:p>
      <text:p text:style-name="P1">→ <text:span text:style-name="T1">Kauf kommt zu Stande </text:span></text:p>
      <text:p text:style-name="P1">→ <text:span text:style-name="T1">Käufer wird bewertet</text:span></text:p>
      <text:p text:style-name="P1"/>
      <text:p text:style-name="P5">Heute stellen wir unser Projekt „Barter Smarter“ vor. Es soll eine Alternative zu eBay-Kleinanzeigen oder DHD24 sein. </text:p>
      <text:p text:style-name="P5">Das Design ist bewusst einfach gehalten worden, um den Blick <text:span text:style-name="T4">auf das Wesentliche zu lenken, nämlich die Anzeigen.</text:span></text:p>
      <text:p text:style-name="P6">In der Kopfzeile befinden sich die notwendigen Einträge wie ‚Angebot erstellen‘, ‚Chat‘, ‚Profil‘, ‚Kontakt‘ und die Suche. Auf diese Einträge gehen ich gleich noch genauer ein.</text:p>
      <text:p text:style-name="P3"/>
      <text:p text:style-name="P7">Der mittlere Teil ist den Angeboten vorbehalten. Durch die Filtermöglichkeiten ist es auch möglich, die Anzeige nach eigenen Wünschen sich anzeigen zu lassen. </text:p>
      <text:p text:style-name="P8">Auf der linken Seite werden zu den einzelnen Angeboten auch Vorschaubilder, damit man schon im Vorfeld sehen kann, ob das Angebot für den Betrachter interessant sein könnte.</text:p>
      <text:p text:style-name="P9">Die Angebote werden nach dem folgenden Muster aufgebaut: <text:span text:style-name="T5">Erst kommt der Titel, dann die Beschreibung. Danach der Preis und die Angabe des Anbieters. Und zum Schluss wird noch das Enddatum des Angebots angezeigt.</text:span></text:p>
      <text:p text:style-name="P9"/>
      <text:p text:style-name="P10">Kommen wir zu unserer Demo / User Story 1:</text:p>
      <text:p text:style-name="P10">Wenn man etwas im Internet etwas verkaufen will, landet man natürlich auf unserer Seite. Aber wie auf allen Plattformen, die es gibt, muss man sich auch hier registrieren. Über den Reiter ‚Profil‘ in der <text:s/>Header Leiste kommt zur Registrierung.</text:p>
      <text:p text:style-name="P10">Hier muss man dann seine Benutzerdaten wie Username, Passwort und Mail-Adresse angeben.</text:p>
      <text:p text:style-name="P10"><text:soft-page-break/>Danach kann an auch sein Angebot erstellen. <text:span text:style-name="T6">Über den Reiter ‚Angebot erstellen‘ gelangen wir in das dazu gehörige Menü. Auch hier wurde sehr viel wert auf Übersichtlichkeit gelegt und auch bei der Anzahl der einzugebenden Daten wurden nicht notwendige Felder gar nicht erst implementiert.</text:span></text:p>
      <text:p text:style-name="P11">Dementsprechend sind nicht viele Felder auszufüllen. </text:p>
      <text:p text:style-name="P11">Fangen wir einmal mit der Übersc<text:span text:style-name="T7">hrift </text:span><text:span text:style-name="T8">an, irgendwie muss man ja das Angebot finden. Dazu gehört auch eine </text:span><text:span text:style-name="T9">aussagekräftige Beschreibung. Der Preis und ein schönes Bild runden die Angaben ab. Als eine wichtige Komponente sind hierbei aber noch die Angabe von Tags, die für das Auffinden in der Suche wichtig sind, sowie die Kategorie, in der unser Angebot zu finden sein soll.</text:span></text:p>
      <text:p text:style-name="P12">Mit Submit wird die Anzeige dann in die Datenbank übertragen und sie kann dann auch gefunden werden.</text:p>
      <text:p text:style-name="P12">In unserer ersten User-Story ist es aber leider so, das es keinen Interessenten <text:span text:style-name="T10">für unser Angebot gibt. In diesem, natürlich bei Barter Smarter extrem unwahrscheinlichem Fall, würde nach Beendigung des Angebotes eine Mail an den Verkäufer geschickt.</text:span></text:p>
      <text:p text:style-name="P12"/>
      <text:p text:style-name="P13">Unsere zweite User-Story handelt jetzt von der anderen Seite. Wir haben ja beim ersten Fall festgestellt, das unser Angebot ausgelaufen ist, da ja der Käufer fehlt.</text:p>
      <text:p text:style-name="P13">Wir fangen also wieder auf unserer Startseite an und da haben wir jetzt zwei Möglichkeiten: Entweder wir <text:span text:style-name="T11">scrollen uns durch die auf der Startseite angezeigten Angebote oder wir nutzen die Suche. Wenn der Verkäufer bei seinem Angebot die Tags ausgefüllt hat, sind diese auch </text:span><text:span text:style-name="T12">mit der Suche zu finden.</text:span></text:p>
      <text:p text:style-name="P14">Wenn man denn fündig geworden ist, kann man den Verkäufer über die Chat-Funktion kontaktieren. <text:span text:style-name="T13">Wir können ja davon ausgehen, das unsere Benutzer so von uns überzeugt sind, so das sie niemals unsere Plattform verlassen. Darum geht es mit dem Handeln sehr schnell und der Deal geht über die Bühne.</text:span></text:p>
      <text:p text:style-name="P14"/>
      <text:p text:style-name="P17">Die User-Story 3 ist der zweiten sehr ähnlich, da es sich hierbei um die Sicht des Verkäufers geht. Auch hier kommt der Chat zum Einsatz. Nach einer kurzen Verhandlung mit dem Käufer kann der Verkäufer sein Angebot entfernen und der Marker ‚Verkauft‘ setzen.</text:p>
      <text:p text:style-name="P17">Dieser Marker ist das Zeichen für den Mail-Service, das es zu einer gelungenen Verkaufsverhandlung gekommen ist und sowohl Verkäufer als auch Käufer bekommen das noch durch eine Mail bestätigt.</text:p>
      <text:p text:style-name="P17"/>
      <text:p text:style-name="P19">Zum Schluss können die beiden Beteiligten noch gegenseitig bewerten. Es ist möglich, einen Benutzer Sternen zu bewerten, und zwar zwischen einem und fünf Sternen, wobei fünf das beste ist. Einen Zwischenbewertung, also z.B 2,5 Sterne ist nicht vorgesehen und auch nicht notwendig.</text:p>
      <text:p text:style-name="P19"/>
      <text:p text:style-name="P19">Alle Bewertungen werden dann in der Form von einem bis zu fünf Sternen bei dem Benutzerprofil angezeigt. Man kann sich dadurch auch über den User auf zwei Arten informieren. Zum einen über den Querschnitt aller Bewertungen, dabei geht es auch durch die Rundung in den Nachkomma-Bereich. Die zweite Möglichkeit ist die Anzeige der gesamten Anzahl der einzelnen Sterne. </text:p>
      <text:p text:style-name="P20">Bei beiden hat man dann die Übersicht, wie zuverlässig ein Benutzer ist.</text:p>
      <text:p text:style-name="P20"/>
      <text:p text:style-name="P19"/>
      <text:p text:style-name="P14"/>
      <text:p text:style-name="P15">2. <text:s/>Source-Code</text:p>
      <text:p text:style-name="P2"/>
      <text:p text:style-name="P2">→ Microservice Portal, <text:span text:style-name="T3">Suche: Endrit</text:span></text:p>
      <text:p text:style-name="P2">→ Microservice Angebotsmanagement: <text:span text:style-name="T3">Tristan</text:span></text:p>
      <text:p text:style-name="P2">→ Microservice Anmeldung, Userprofile: <text:span text:style-name="T3">Artem</text:span></text:p>
      <text:p text:style-name="P2">→ Microservice Bewertungen: <text:span text:style-name="T3">Niklas</text:span></text:p>
      <text:p text:style-name="P2">→ Microservice Chat: <text:span text:style-name="T3">Chat</text:span></text:p>
      <text:p text:style-name="P2">→ Microservice eMail: <text:span text:style-name="T3">Luis</text:span></text:p>
      <text:p text:style-name="P2"/>
      <text:p text:style-name="P4">3. Retrospektive / „Lessons Learned“</text:p>
      <text:p text:style-name="P4"/>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svg:font-family="'Noto Sans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ans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ans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06T11:11:05.137455184</meta:creation-date>
    <dc:date>2021-07-08T13:27:37.575463859</dc:date>
    <meta:editing-duration>PT4H28M51S</meta:editing-duration>
    <meta:editing-cycles>9</meta:editing-cycles>
    <meta:generator>LibreOffice/7.1.4.2$Linux_X86_64 LibreOffice_project/10$Build-2</meta:generator>
    <meta:document-statistic meta:table-count="0" meta:image-count="0" meta:object-count="0" meta:page-count="3" meta:paragraph-count="55" meta:word-count="794" meta:character-count="5150" meta:non-whitespace-character-count="4403"/>
  </office:meta>
</office:document-meta>
</file>